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to <text:a xlink:type="simple" xlink:href="http://">tata</text:a> titi</text:p>
      <text:p text:style-name="Standard"><text:span text:style-name="T1">toto</text:span> <text:a xlink:type="simple" xlink:href="http://">tata</text:a> titi</text:p>
      <text:p text:style-name="Standard">toto <text:span text:style-name="T1"><text:s/></text:span><text:a xlink:type="simple" xlink:href="http://"><text:span text:style-name="T1">tata </text:span></text:a><text:a xlink:type="simple" xlink:href="http://"><text:s/>titi</text:a></text:p>
      <text:p text:style-name="Standard">toto <text:span text:style-name="T1">tata </text:span><text:a xlink:type="simple" xlink:href="http://"><text:span text:style-name="T1">titi</text:span></text:a><text:a xlink:type="simple" xlink:href="http://"> tutu</text:a></text:p>
      <text:p text:style-name="Standard">toto <text:span text:style-name="T1">tata </text:span><text:a xlink:type="simple" xlink:href="http://"><text:span text:style-name="T1">titi</text:span></text:a><text:a xlink:type="simple" xlink:href="http://"> </text:a><text:a xlink:type="simple" xlink:href="http://"><text:span text:style-name="T2">tutu</text:span></text:a><text:span text:style-name="T2"> ty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9T15:08:10</meta:creation-date>
    <dc:date>2009-08-25T18:15:37</dc:date>
    <meta:editing-duration>PT00H03M34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1" meta:paragraph-count="5" meta:word-count="18" meta:character-count="87"/>
  </office:meta>
</office:document-meta>
</file>